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fo:font-size="18pt" officeooo:rsid="0001402c" officeooo:paragraph-rsid="0001402c" style:font-size-asian="18pt" style:font-size-complex="18pt"/>
    </style:style>
    <style:style style:name="P2" style:family="paragraph" style:parent-style-name="Text_20_body">
      <style:text-properties fo:font-weight="bold" officeooo:rsid="00058af3" officeooo:paragraph-rsid="00058af3" style:font-weight-asian="bold" style:font-weight-complex="bold"/>
    </style:style>
    <style:style style:name="P3" style:family="paragraph" style:parent-style-name="Text_20_body">
      <style:text-properties fo:font-weight="bold" officeooo:rsid="000611d0" officeooo:paragraph-rsid="000611d0" style:font-weight-asian="bold" style:font-weight-complex="bold"/>
    </style:style>
    <style:style style:name="P4" style:family="paragraph" style:parent-style-name="Text_20_body">
      <style:text-properties fo:font-weight="normal" officeooo:rsid="000611d0" officeooo:paragraph-rsid="000611d0" style:font-weight-asian="normal" style:font-weight-complex="normal"/>
    </style:style>
    <style:style style:name="P5" style:family="paragraph" style:parent-style-name="Text_20_body">
      <style:text-properties fo:font-weight="normal" officeooo:rsid="0007f265" officeooo:paragraph-rsid="0007f265" style:font-weight-asian="normal" style:font-weight-complex="normal"/>
    </style:style>
    <style:style style:name="P6" style:family="paragraph" style:parent-style-name="Text_20_body">
      <style:text-properties fo:font-weight="normal" officeooo:rsid="00087ca6" officeooo:paragraph-rsid="00087ca6" style:font-weight-asian="normal" style:font-weight-complex="normal"/>
    </style:style>
    <style:style style:name="P7" style:family="paragraph" style:parent-style-name="Text_20_body">
      <style:text-properties fo:font-weight="normal" officeooo:rsid="00090489" officeooo:paragraph-rsid="00090489" style:font-weight-asian="normal" style:font-weight-complex="normal"/>
    </style:style>
    <style:style style:name="P8" style:family="paragraph" style:parent-style-name="Text_20_body">
      <style:text-properties fo:font-weight="bold" officeooo:rsid="0001402c" officeooo:paragraph-rsid="0001402c" style:font-weight-asian="bold" style:font-weight-complex="bold"/>
    </style:style>
    <style:style style:name="P9" style:family="paragraph" style:parent-style-name="Text_20_body">
      <style:text-properties officeooo:rsid="0001402c" officeooo:paragraph-rsid="0001402c"/>
    </style:style>
    <style:style style:name="P10" style:family="paragraph" style:parent-style-name="Text_20_body">
      <style:text-properties officeooo:rsid="00023631" officeooo:paragraph-rsid="00023631"/>
    </style:style>
    <style:style style:name="P11" style:family="paragraph" style:parent-style-name="Text_20_body">
      <style:text-properties officeooo:rsid="00050fce" officeooo:paragraph-rsid="00050fce"/>
    </style:style>
    <style:style style:name="P12" style:family="paragraph" style:parent-style-name="Text_20_body">
      <style:text-properties fo:font-weight="bold" officeooo:rsid="00023631" officeooo:paragraph-rsid="00023631" style:font-weight-asian="bold" style:font-weight-complex="bold"/>
    </style:style>
    <style:style style:name="P13" style:family="paragraph" style:parent-style-name="Text_20_body">
      <style:text-properties officeooo:rsid="00058af3" officeooo:paragraph-rsid="00058af3"/>
    </style:style>
    <style:style style:name="P14" style:family="paragraph" style:parent-style-name="Text_20_body">
      <style:text-properties fo:font-weight="bold" officeooo:rsid="0007f265" officeooo:paragraph-rsid="0007f265" style:font-weight-asian="bold" style:font-weight-complex="bold"/>
    </style:style>
    <style:style style:name="P15" style:family="paragraph" style:parent-style-name="Text_20_body">
      <style:text-properties officeooo:rsid="0007f265" officeooo:paragraph-rsid="0007f265"/>
    </style:style>
    <style:style style:name="P16" style:family="paragraph" style:parent-style-name="Text_20_body">
      <style:text-properties fo:font-weight="bold" officeooo:rsid="00058af3" officeooo:paragraph-rsid="000611d0" style:font-weight-asian="bold" style:font-weight-complex="bold"/>
    </style:style>
    <style:style style:name="P17" style:family="paragraph" style:parent-style-name="Text_20_body">
      <style:text-properties fo:font-weight="bold" officeooo:rsid="00090489" officeooo:paragraph-rsid="00090489" style:font-weight-asian="bold" style:font-weight-complex="bold"/>
    </style:style>
    <style:style style:name="P18" style:family="paragraph" style:parent-style-name="Text_20_body">
      <style:text-properties fo:font-weight="normal" officeooo:rsid="00089ba9" officeooo:paragraph-rsid="00089ba9" style:font-weight-asian="normal" style:font-weight-complex="normal"/>
    </style:style>
    <style:style style:name="P19" style:family="paragraph" style:parent-style-name="Text_20_body">
      <style:text-properties officeooo:rsid="00089ba9" officeooo:paragraph-rsid="00089ba9"/>
    </style:style>
    <style:style style:name="T1" style:family="text">
      <style:text-properties officeooo:rsid="00050fce"/>
    </style:style>
    <style:style style:name="T2" style:family="text">
      <style:text-properties officeooo:rsid="000611d0"/>
    </style:style>
    <style:style style:name="T3" style:family="text">
      <style:text-properties officeooo:rsid="0007f265"/>
    </style:style>
    <style:style style:name="T4" style:family="text">
      <style:text-properties officeooo:rsid="00058af3"/>
    </style:style>
    <style:style style:name="T5" style:family="text">
      <style:text-properties officeooo:rsid="000236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g</text:span>aZap Test Effort</text:p>
      <text:p text:style-name="P1">(will improve on another pass)</text:p>
      <text:p text:style-name="P2"/>
      <text:p text:style-name="P3">Table of Contents</text:p>
      <text:p text:style-name="P2"/>
      <text:p text:style-name="P2"><text:span text:style-name="T2">I.<text:tab/></text:span>Introduction</text:p>
      <text:p text:style-name="P4">partly a cheat sheet, a how to, and pointers to information</text:p>
      <text:p text:style-name="P4"/>
      <text:p text:style-name="P2"><text:span text:style-name="T2">II.<text:tab/></text:span>Domains of study <text:span text:style-name="T2">(applied gaZap)</text:span></text:p>
      <text:p text:style-name="P5">explanations of using gaZap (how)</text:p>
      <text:p text:style-name="P6">ex materials research</text:p>
      <text:p text:style-name="P6">ex citations</text:p>
      <text:p text:style-name="P7">ex data organization</text:p>
      <text:p text:style-name="P7"/>
      <text:p text:style-name="P2"><text:span text:style-name="T2">III.<text:tab/></text:span>gaZap – a tool for domain studies</text:p>
      <text:p text:style-name="P5">explanations of what</text:p>
      <text:p text:style-name="P5"/>
      <text:p text:style-name="P2"><text:span text:style-name="T2">IV.<text:tab/></text:span>Technology</text:p>
      <text:p text:style-name="P8"><text:span text:style-name="T2">IV.1.<text:tab/></text:span>Spring</text:p>
      <text:p text:style-name="P9"><text:span text:style-name="T2">IV.1.a<text:tab/></text:span>RestController/<text:span text:style-name="T3">swagger</text:span></text:p>
      <text:p text:style-name="P9"><text:span text:style-name="T2">IV.1.b</text:span><text:tab/>Service</text:p>
      <text:p text:style-name="P9"><text:span text:style-name="T2">IV.1.c<text:tab/></text:span>Annotation</text:p>
      <text:p text:style-name="P9">&lt;document more stuff&gt;</text:p>
      <text:p text:style-name="P9"/>
      <text:p text:style-name="P8"><text:span text:style-name="T2">IV.2<text:tab/></text:span>Temporal</text:p>
      <text:p text:style-name="P9">&lt;document&gt;</text:p>
      <text:p text:style-name="P8"><text:span text:style-name="T2">IV.3<text:tab/></text:span>Docling</text:p>
      <text:p text:style-name="P9">&lt;document&gt;</text:p>
      <text:p text:style-name="P8"><text:span text:style-name="T2">IV.4<text:tab/></text:span>Embedd<text:span text:style-name="T4">ings </text:span>model<text:span text:style-name="T4">s</text:span></text:p>
      <text:p text:style-name="P10"><text:soft-page-break/><text:span text:style-name="T2">IV.4.a</text:span><text:tab/>OpenAI</text:p>
      <text:p text:style-name="P11"><text:tab/><text:tab/>no download. Must run on internet</text:p>
      <text:p text:style-name="P10"><text:span text:style-name="T2">IV.4.b</text:span><text:tab/>Ollama</text:p>
      <text:p text:style-name="Text_20_body">ar@pop-os:~$ curl -fsSL <text:a xlink:type="simple" xlink:href="https://ollama.com/install.sh" text:style-name="Internet_20_link" text:visited-style-name="Visited_20_Internet_20_Link">https://ollama.com/install.sh</text:a> | sh</text:p>
      <text:p text:style-name="Quotations">Installing ollama to /usr/local [sudo] password for ar: Downloading ollama-linux-amd64.tar.zst ######################################################################## 100.0% Creating ollama user... Adding ollama user to render group... Adding ollama user to video group... Adding current user to ollama group... Creating ollama systemd service... Enabling and starting ollama service... Created symlink /etc/systemd/system/default.target.wants/ollama.service → /etc/systemd/system/ollama.service. NVIDIA GPU installed.</text:p>
      <text:p text:style-name="Text_20_body"/>
      <text:p text:style-name="P12"><text:span text:style-name="T2">IV.5<text:tab/></text:span>Vector stores</text:p>
      <text:p text:style-name="P9"><text:tab/>Postgres/<text:span text:style-name="T4">pgvector</text:span></text:p>
      <text:p text:style-name="P9"><text:tab/>OpenSearch</text:p>
      <text:p text:style-name="P13"><text:tab/>Redis</text:p>
      <text:p text:style-name="P13">Neo4j</text:p>
      <text:p text:style-name="P13"/>
      <text:p text:style-name="P14">IV.6<text:tab/>Observability</text:p>
      <text:p text:style-name="P15">IV.6.a<text:tab/>micrometer</text:p>
      <text:p text:style-name="P15">IV.6.b<text:tab/>opensearch</text:p>
      <text:p text:style-name="P15"/>
      <text:p text:style-name="P16"><text:span text:style-name="T2">V.<text:tab/></text:span>Getting the pieces</text:p>
      <text:p text:style-name="P16"/>
      <text:p text:style-name="P17">V.1 development tools</text:p>
      <text:p text:style-name="P18">vscode</text:p>
      <text:p text:style-name="P18">maven</text:p>
      <text:p text:style-name="P18">java</text:p>
      <text:p text:style-name="P18">spring and spring ai</text:p>
      <text:p text:style-name="P18"/>
      <text:p text:style-name="P7">V.2 runtime tools</text:p>
      <text:p text:style-name="P18">docker</text:p>
      <text:p text:style-name="P18"><text:soft-page-break/>postgres/pgvector</text:p>
      <text:p text:style-name="P18">neo4j</text:p>
      <text:p text:style-name="P18">opensearch</text:p>
      <text:p text:style-name="P18">opensearch dashboard</text:p>
      <text:p text:style-name="P18">docling</text:p>
      <text:p text:style-name="P18">temporal</text:p>
      <text:p text:style-name="P18">embeddings model</text:p>
      <text:p text:style-name="P18"/>
      <text:p text:style-name="P16"><text:span text:style-name="T2">VI.<text:tab/></text:span>Starting the pieces</text:p>
      <text:p text:style-name="P16"/>
      <text:p text:style-name="P16"/>
      <text:p text:style-name="P12"><text:span text:style-name="T2">VII.<text:tab/></text:span>Track running <text:span text:style-name="T2">pieces</text:span></text:p>
      <text:p text:style-name="P9"><text:tab/>Docker</text:p>
      <text:p text:style-name="P9">Dock<text:span text:style-name="T5">e</text:span>r compose</text:p>
      <text:p text:style-name="P19">docker logs</text:p>
      <text:p text:style-name="P19">opensearch observability</text:p>
      <text:p text:style-name="P9"/>
      <text:p text:style-name="P2"><text:span text:style-name="T2">VIII.<text:tab/></text:span>Knowledge/info</text:p>
      <text:p text:style-name="P13">neural networks</text:p>
      <text:p text:style-name="P13">graphs</text:p>
      <text:p text:style-name="P13">cypher-manual</text:p>
      <text:p text:style-name="P13">model training (BERT et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3T11:45:05.446825748</meta:creation-date>
    <dc:date>2026-05-04T17:52:20.647389308</dc:date>
    <meta:editing-duration>PT3H46M41S</meta:editing-duration>
    <meta:editing-cycles>5</meta:editing-cycles>
    <meta:generator>LibreOffice/26.2.0.3$Linux_X86_64 LibreOffice_project/afbbd0df0edb6d40b450b0337ac646b0913a760c</meta:generator>
    <meta:document-statistic meta:table-count="0" meta:image-count="0" meta:object-count="0" meta:page-count="3" meta:paragraph-count="62" meta:word-count="206" meta:character-count="1609" meta:non-whitespace-character-count="1458"/>
  </office:meta>
</office:document-meta>
</file>